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style:text-underline-style="none"/>
    </style:style>
    <style:style style:name="P2" style:family="paragraph" style:parent-style-name="Standard" style:list-style-name="L1">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list-style-name="L2">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list-style-name="L3">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list-style-name="L5">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list-style-name="L7">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list-style-name="L8">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list-style-name="L9">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list-style-name="L12">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0" style:family="paragraph" style:parent-style-name="Standard" style:list-style-name="L1">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list-style-name="L4">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list-style-name="L5">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list-style-name="L6">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list-style-name="L7">
      <style:text-properties fo:color="#000000" style:font-name="Times New Roman" fo:font-size="12pt" fo:font-style="normal" style:text-underline-style="none" fo:font-weight="normal" fo:background-color="#ffff00"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list-style-name="L1">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P16" style:family="paragraph" style:parent-style-name="Standard" style:list-style-name="L14">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P17" style:family="paragraph" style:parent-style-name="Standard">
      <style:paragraph-properties fo:text-align="start" style:justify-single-word="false"/>
      <style:text-properties fo:color="#000000" style:font-name="Times New Roman" style:text-underline-style="none"/>
    </style:style>
    <style:style style:name="P18" style:family="paragraph" style:parent-style-name="Standard" style:list-style-name="L16">
      <style:paragraph-properties fo:text-align="start" style:justify-single-word="false"/>
      <style:text-properties fo:color="#000000" style:font-name="Times New Roman" style:text-underline-style="none"/>
    </style:style>
    <style:style style:name="P19" style:family="paragraph" style:parent-style-name="Standard" style:list-style-name="L2">
      <style:text-properties fo:color="#000000" style:text-underline-style="none"/>
    </style:style>
    <style:style style:name="P20" style:family="paragraph" style:parent-style-name="Standard" style:list-style-name="L4">
      <style:text-properties fo:color="#000000" style:text-underline-style="none"/>
    </style:style>
    <style:style style:name="P21" style:family="paragraph" style:parent-style-name="Standard" style:list-style-name="L5">
      <style:text-properties fo:color="#000000" style:text-underline-style="none"/>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5"/>
    <style:style style:name="T1" style:family="text">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font-name="Times New Roman" fo:font-size="12pt" fo:font-style="normal" style:text-underline-style="none" fo:font-weight="normal" fo:background-color="#ffff00"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5"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6" style:family="text">
      <style:text-properties fo:color="#000000" style:font-name="Times New Roman" style:text-underline-style="none" fo:font-weight="normal" style:font-weight-asian="normal" style:font-name-complex="Times New Roman" style:font-weight-complex="normal"/>
    </style:style>
    <style:style style:name="T7" style:family="text">
      <style:text-properties fo:color="#000000" style:text-underline-style="none"/>
    </style:style>
    <style:style style:name="T8"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asian="Times New Roman"/>
    </style:style>
    <style:style style:name="T11" style:family="text">
      <style:text-properties fo:background-color="#ffff00"/>
    </style:style>
    <style:style style:name="T12" style:family="text">
      <style:text-properties fo:font-size="12pt" fo:font-style="normal" fo:font-weight="normal" fo:background-color="#ffffff" style:font-size-asian="12pt" style:font-style-asian="normal" style:font-weight-asian="normal" style:font-name-complex="Times New Roman"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language I used for this project is pig mainly because it worked so well with elastic map reduce. My code is broken up in three main parts getting the station data getting the weather data and joining for the final product. </text:p>
      <text:p text:style-name="P1"><text:tab/>For the first part “getting station data” I pulled in ish-history for your s3 bucket. I used regular expression to parse it. I filtered by us inside of the regular expression by making “US” a criteria. Next thing I did was filters out all the crap data and nulls in WBAN, USAF, and STATES.</text:p>
      <text:p text:style-name="P1"><text:tab/>“Getting the weather data” is my next step. Here I am getting the data from you s3 bucket like before. Instead of using regular expressions to parse this I used sub-strings. Sub-strings where better here because the items I needed started and ended at the same places. After that I grouped by station though month. Then Averaged temperature, got rid of duplicates, and filtered out the null temperatures.</text:p>
      <text:p text:style-name="P1"><text:tab/>Last thing to so is to join filter and group for the final out put. All I did was join the weather data STATIONS to stations USAF. I when ahead and grouped them by YEAR, MONTH, STATE. Took another avg now that I have the states. Then saved the output to my s3 bucket.</text:p>
      <text:p text:style-name="P1"><text:tab/></text:p>
      <text:p text:style-name="P1"/>
      <text:p text:style-name="P1">Problems I ran in to:</text:p>
      <text:list xml:id="list5273967288396941853" text:style-name="L16">
        <text:list-item>
          <text:p text:style-name="P18">when I made my access credentials and key pair for some reason they where not giving me access to the servers (7-9 hrs spring break)</text:p>
        </text:list-item>
        <text:list-item>
          <text:p text:style-name="P18">when trying to set up a volume using ec2 servers they gave us a lot of things that look like <text:span text:style-name="T12">/dev/xvdf and trying to figure out what one to use to mount the volume.(&lt;1hr)</text:span></text:p>
        </text:list-item>
        <text:list-item>
          <text:p text:style-name="P18"><text:span text:style-name="T12">make sure you have the right permissions on your .pem file because trying to start a server without doing that tends to be a bit of a pain.</text:span></text:p>
        </text:list-item>
        <text:list-item>
          <text:p text:style-name="P18"><text:span text:style-name="T12">When using you have to use tuple and REGEX_EXTRACT_ALL where as sub-strings you just read that stuff in (6-7 hrs)</text:span></text:p>
        </text:list-item>
      </text:list>
      <text:p text:style-name="P1"/>
      <text:p text:style-name="P1"><text:tab/>Other then that that project was awesome. I really would like to work as a DBA because of this class. I know I got pissed off at this class more then any other class I had, but I would not get pissed at something I didn't care about.</text:p>
      <text:p text:style-name="P1"/>
      <text:p text:style-name="P1">Bonus:</text:p>
      <text:p text:style-name="P1"><text:tab/>first off I did three tables average temperature per month, state and year. Average temperature per month just shows yes indeed it is hotter in the summer then in the winter. average temperature per states states nothing me the yes Texas is hotter than Alaska. Now the interesting on is average temperature per year. Now I expected to have a slow but still a rise in temperature, but that is not true. I got found that yes the temperature gos up and down but it dose not <text:s/>but is stays at about 54 degrees plus or minus two degrees. All that data and the table ate attached in the email</text:p>
      <text:p text:style-name="P1"><text:tab/>I also created a guide to amazon web severs. It is how to guild that will take you though everything need to set your self up to do this project.</text:p>
      <text:p text:style-name="P1"><text:s/></text:p>
      <text:p text:style-name="P1">How to guide:</text:p>
      <text:list xml:id="list6375528920510544794" text:style-name="L1">
        <text:list-item>
          <text:p text:style-name="P2">sign up for AWS Amazon </text:p>
        </text:list-item>
      </text:list>
      <text:list xml:id="list8147267167457634411" text:style-name="L2">
        <text:list-item>
          <text:list>
            <text:list-item>
              <text:p text:style-name="P3">website :</text:p>
              <text:list>
                <text:list-item>
                  <text:p text:style-name="P19"><text:span text:style-name="T9"><text:s/></text:span><text:span text:style-name="T9">aws.amazon.com</text:span></text:p>
                </text:list-item>
              </text:list>
            </text:list-item>
          </text:list>
        </text:list-item>
      </text:list>
      <text:list xml:id="list31552122" text:continue-list="list6375528920510544794" text:style-name="L1">
        <text:list-item>
          <text:p text:style-name="P2">create a s3 bucket</text:p>
        </text:list-item>
      </text:list>
      <text:list xml:id="list7004119247936656947" text:style-name="L3">
        <text:list-item>
          <text:list>
            <text:list-item>
              <text:p text:style-name="P4">website: </text:p>
              <text:list>
                <text:list-item>
                  <text:p text:style-name="P22"><text:a xlink:type="simple" xlink:href="https://console.aws.amazon.com/s3/home?region=us-east-1"><text:span text:style-name="Internet_20_link"><text:span text:style-name="T1">https://console.aws.amazon.com/s3/home?region=us-east-1</text:span></text:span></text:a></text:p>
                </text:list-item>
              </text:list>
            </text:list-item>
            <text:list-item>
              <text:p text:style-name="P4"><text:soft-page-break/>click create bucket</text:p>
              <text:list>
                <text:list-item>
                  <text:p text:style-name="P4">the name must be unique </text:p>
                  <text:list>
                    <text:list-item>
                      <text:p text:style-name="P4">ex: usypolt</text:p>
                    </text:list-item>
                  </text:list>
                </text:list-item>
              </text:list>
            </text:list-item>
          </text:list>
        </text:list-item>
      </text:list>
      <text:list xml:id="list31569371" text:continue-list="list31552122" text:style-name="L1">
        <text:list-item>
          <text:p text:style-name="P10">these next 2 steps must be done in order</text:p>
          <text:list>
            <text:list-item>
              <text:p text:style-name="P10">created key pair</text:p>
            </text:list-item>
          </text:list>
        </text:list-item>
      </text:list>
      <text:list xml:id="list6781283810936118341" text:style-name="L4">
        <text:list-item>
          <text:list>
            <text:list-item>
              <text:p text:style-name="P23"><text:span text:style-name="Internet_20_link"><text:span text:style-name="T1">website: </text:span></text:span></text:p>
              <text:list>
                <text:list-item>
                  <text:p text:style-name="P23"><text:a xlink:type="simple" xlink:href="https://console.aws.amazon.com/ec2/home?region=us-east-1#s=KeyPairs"><text:span text:style-name="Internet_20_link"><text:span text:style-name="T5">https://console.aws.amazon.com/ec2/home?region=us-east-1#s=KeyPairs</text:span></text:span></text:a></text:p>
                </text:list-item>
              </text:list>
            </text:list-item>
            <text:list-item>
              <text:p text:style-name="P23"><text:span text:style-name="Internet_20_link"><text:span text:style-name="T5">create new key pair </text:span></text:span></text:p>
              <text:list>
                <text:list-item>
                  <text:p text:style-name="P23"><text:span text:style-name="Internet_20_link"><text:span text:style-name="T5">this should be a like a user name</text:span></text:span></text:p>
                  <text:list>
                    <text:list-item>
                      <text:p text:style-name="P23"><text:span text:style-name="Internet_20_link"><text:span text:style-name="T5"><text:s/>ex:usypolt</text:span></text:span></text:p>
                    </text:list-item>
                  </text:list>
                </text:list-item>
              </text:list>
            </text:list-item>
            <text:list-item>
              <text:p text:style-name="P20"><text:span text:style-name="T8">save this .pem file some where safe like Dropbox there is no way to get re-download it</text:span></text:p>
            </text:list-item>
            <text:list-item>
              <text:p text:style-name="P11">once downloaded you want to change the permissions</text:p>
              <text:list>
                <text:list-item>
                  <text:p text:style-name="P11">GUI way</text:p>
                  <text:list>
                    <text:list-item>
                      <text:p text:style-name="P11">right click/properties/permissions/</text:p>
                    </text:list-item>
                    <text:list-item>
                      <text:p text:style-name="P11">owner<text:tab/><text:tab/>your name</text:p>
                    </text:list-item>
                    <text:list-item>
                      <text:p text:style-name="P11">access<text:tab/><text:tab/>read and wright</text:p>
                    </text:list-item>
                    <text:list-item>
                      <text:p text:style-name="P11">group <text:s/><text:tab/><text:tab/>your name</text:p>
                    </text:list-item>
                    <text:list-item>
                      <text:p text:style-name="P11">access<text:tab/><text:tab/>none</text:p>
                    </text:list-item>
                    <text:list-item>
                      <text:p text:style-name="P11">others<text:tab/><text:tab/></text:p>
                    </text:list-item>
                    <text:list-item>
                      <text:p text:style-name="P11">access<text:tab/><text:tab/>none</text:p>
                    </text:list-item>
                  </text:list>
                </text:list-item>
              </text:list>
            </text:list-item>
          </text:list>
        </text:list-item>
      </text:list>
      <text:list xml:id="list31564464" text:continue-list="list31569371" text:style-name="L1">
        <text:list-item>
          <text:list>
            <text:list-item>
              <text:p text:style-name="P2">Access Credentials</text:p>
            </text:list-item>
          </text:list>
        </text:list-item>
      </text:list>
      <text:list xml:id="list6783369852257034614" text:style-name="L5">
        <text:list-item>
          <text:list>
            <text:list-item>
              <text:p text:style-name="P5">website : </text:p>
              <text:list>
                <text:list-item>
                  <text:p text:style-name="P5">https://portal.aws.amazon.com/gp/aws/securityCredentials?</text:p>
                </text:list-item>
              </text:list>
            </text:list-item>
            <text:list-item>
              <text:p text:style-name="P5">access keys</text:p>
              <text:list>
                <text:list-item>
                  <text:p text:style-name="P12">click on the the access keys tab</text:p>
                </text:list-item>
                <text:list-item>
                  <text:p text:style-name="P24"><text:span text:style-name="T2">then </text:span><text:a xlink:type="simple" xlink:href="javascript:showCreateDialog()"><text:span text:style-name="T2">Create a new Access Key</text:span></text:a></text:p>
                  <text:list>
                    <text:list-item>
                      <text:p text:style-name="P21"><text:span text:style-name="T8">this should look like </text:span><text:span text:style-name="T8">AKIAJSBR3UPLYYKXHY6Q</text:span></text:p>
                    </text:list-item>
                  </text:list>
                </text:list-item>
              </text:list>
            </text:list-item>
            <text:list-item>
              <text:p text:style-name="P21"><text:span text:style-name="T8">key pairs </text:span><text:span text:style-name="T8">(yes another one)</text:span></text:p>
              <text:list>
                <text:list-item>
                  <text:p text:style-name="P12">click on the key pairs tab</text:p>
                </text:list-item>
                <text:list-item>
                  <text:p text:style-name="P21"><text:span text:style-name="T8">then Create a New Key Pair</text:span><text:span text:style-name="T8"> </text:span></text:p>
                  <text:list>
                    <text:list-item>
                      <text:p text:style-name="P24"><text:span text:style-name="T2">this </text:span><text:span text:style-name="T2">should</text:span><text:span text:style-name="T2"> look like </text:span><text:span text:style-name="T8">APKAJNN7JA2EY5SDGEBA </text:span></text:p>
                    </text:list-item>
                    <text:list-item>
                      <text:p text:style-name="P12">you will have to download this one to and put it with the other key pair</text:p>
                    </text:list-item>
                  </text:list>
                </text:list-item>
              </text:list>
            </text:list-item>
          </text:list>
        </text:list-item>
      </text:list>
      <text:list xml:id="list31566853" text:continue-list="list31564464" text:style-name="L1">
        <text:list-item>
          <text:p text:style-name="P10">get s3 browser/tools </text:p>
        </text:list-item>
      </text:list>
      <text:list xml:id="list1838210144900486021" text:style-name="L6">
        <text:list-item>
          <text:list>
            <text:list-item>
              <text:p text:style-name="P13">Linux download s3tools</text:p>
              <text:list>
                <text:list-item>
                  <text:p text:style-name="P13">here is how to get it in terminal</text:p>
                </text:list-item>
                <text:list-item>
                  <text:p text:style-name="P13">wget -O- -q http://s3tools.org/repo/deb-all/stable/s3tools.key | sudo apt-key add -</text:p>
                </text:list-item>
                <text:list-item>
                  <text:p text:style-name="P25"><text:span text:style-name="T2">sudo wget -O/etc/apt/sources.list.d/s3tools.list </text:span><text:a xlink:type="simple" xlink:href="http://s3tools.org/repo/deb-all/stable/s3tools.list">http://s3tools.org/repo/deb-all/stable/s3tools.list</text:a></text:p>
                </text:list-item>
                <text:list-item>
                  <text:p text:style-name="P13">sudo apt-get update</text:p>
                </text:list-item>
                <text:list-item>
                  <text:p text:style-name="P13">sudo apt-get install s3cmd</text:p>
                </text:list-item>
              </text:list>
            </text:list-item>
            <text:list-item>
              <text:p text:style-name="P25"><text:span text:style-name="T2">windows s3 </text:span><text:span text:style-name="T2">browser</text:span></text:p>
              <text:list>
                <text:list-item>
                  <text:p text:style-name="P13">website:</text:p>
                  <text:list>
                    <text:list-item>
                      <text:p text:style-name="P25"><text:a xlink:type="simple" xlink:href="http://s3browser.com/"><text:span text:style-name="T2">http://s3browser.com/</text:span></text:a></text:p>
                    </text:list-item>
                  </text:list>
                </text:list-item>
              </text:list>
            </text:list-item>
            <text:list-item>
              <text:p text:style-name="P13"><text:soft-page-break/>download button is on the right </text:p>
            </text:list-item>
            <text:list-item>
              <text:p text:style-name="P25"><text:span text:style-name="T2">once it is installed </text:span><text:span text:style-name="T2">add external buckets</text:span></text:p>
              <text:list>
                <text:list-item>
                  <text:p text:style-name="P25"><text:span text:style-name="T2">click any where on</text:span><text:span text:style-name="T2"> </text:span><text:span text:style-name="T2">left bar</text:span></text:p>
                </text:list-item>
                <text:list-item>
                  <text:p text:style-name="P13">hit ctrl + e to add a external s3 bucket</text:p>
                </text:list-item>
                <text:list-item>
                  <text:p text:style-name="P13">add your bucket and cs440-climate</text:p>
                  <text:list>
                    <text:list-item>
                      <text:p text:style-name="P13">note you do not have to put s3 in front of it</text:p>
                    </text:list-item>
                  </text:list>
                </text:list-item>
              </text:list>
            </text:list-item>
            <text:list-item>
              <text:p text:style-name="P13">from here you can download and view every thing in the specified s3 buckets</text:p>
            </text:list-item>
          </text:list>
        </text:list-item>
      </text:list>
      <text:list xml:id="list31556233" text:continue-list="list31566853" text:style-name="L1">
        <text:list-item>
          <text:p text:style-name="P2"><text:span text:style-name="T10">“</text:span>fired up ” a server “this is not needed but it is fun” you can skip to step 10</text:p>
        </text:list-item>
      </text:list>
      <text:list xml:id="list3313962200496971534" text:style-name="L7">
        <text:list-item>
          <text:list>
            <text:list-item>
              <text:p text:style-name="P6">website:</text:p>
              <text:list>
                <text:list-item>
                  <text:p text:style-name="P26"><text:a xlink:type="simple" xlink:href="https://console.aws.amazon.com/ec2/v2/home?region=us-east-1"><text:span text:style-name="T1">https://console.aws.amazon.com/ec2/v2/home?region=us-east-1</text:span></text:a></text:p>
                </text:list-item>
              </text:list>
            </text:list-item>
            <text:list-item>
              <text:p text:style-name="P6">note make sure you are in the right region “N. Virginia” </text:p>
            </text:list-item>
            <text:list-item>
              <text:p text:style-name="P6">classic wizard</text:p>
            </text:list-item>
            <text:list-item>
              <text:p text:style-name="P6">select the one that fits the system that you are going to be connecting to it with</text:p>
              <text:list>
                <text:list-item>
                  <text:p text:style-name="P6">note the star means it dose not have a start up charge</text:p>
                </text:list-item>
              </text:list>
            </text:list-item>
            <text:list-item>
              <text:p text:style-name="P6">launch instances</text:p>
              <text:list>
                <text:list-item>
                  <text:p text:style-name="P6">note in the top right hand corner use micro it is cheap</text:p>
                </text:list-item>
                <text:list-item>
                  <text:p text:style-name="P6">note the availability zone needs to be us-east-1a</text:p>
                </text:list-item>
              </text:list>
            </text:list-item>
            <text:list-item>
              <text:p text:style-name="P6">this screen you can set up your volumes (step 6) by clicking the edit button </text:p>
              <text:list>
                <text:list-item>
                  <text:p text:style-name="P6">but I am not going in to that</text:p>
                </text:list-item>
              </text:list>
            </text:list-item>
            <text:list-item>
              <text:p text:style-name="P6">continue and continue again</text:p>
            </text:list-item>
            <text:list-item>
              <text:p text:style-name="P6">key pair need to be set you the one you created (mine was usypolt)</text:p>
            </text:list-item>
            <text:list-item>
              <text:p text:style-name="P6">continue and continue again </text:p>
            </text:list-item>
            <text:list-item>
              <text:p text:style-name="P6">it will take a few min to boot up</text:p>
              <text:list>
                <text:list-item>
                  <text:p text:style-name="P6">once it boots up you will need the address that look like</text:p>
                  <text:list>
                    <text:list-item>
                      <text:p text:style-name="P14">ec2-54-224-58-98.compute-1.amazonaws.com</text:p>
                    </text:list-item>
                  </text:list>
                </text:list-item>
              </text:list>
            </text:list-item>
          </text:list>
        </text:list-item>
      </text:list>
      <text:list xml:id="list31572395" text:continue-list="list31556233" text:style-name="L1">
        <text:list-item>
          <text:p text:style-name="P2">create a volume </text:p>
        </text:list-item>
      </text:list>
      <text:list xml:id="list5881408494653906162" text:style-name="L8">
        <text:list-item>
          <text:list>
            <text:list-item>
              <text:p text:style-name="P7">website:</text:p>
              <text:list>
                <text:list-item>
                  <text:p text:style-name="P27"><text:a xlink:type="simple" xlink:href="https://console.aws.amazon.com/ec2/home?region=us-east-1#s=Volumes"><text:span text:style-name="Internet_20_link"><text:span text:style-name="T6">https://console.aws.amazon.com/ec2/home?region=us-east-1#s=Volumes</text:span></text:span></text:a></text:p>
                </text:list-item>
              </text:list>
            </text:list-item>
            <text:list-item>
              <text:p text:style-name="P27"><text:span text:style-name="Internet_20_link"><text:span text:style-name="T6">create volume</text:span></text:span></text:p>
              <text:list>
                <text:list-item>
                  <text:p text:style-name="P7">standard type</text:p>
                </text:list-item>
                <text:list-item>
                  <text:p text:style-name="P7">20 gig</text:p>
                </text:list-item>
                <text:list-item>
                  <text:p text:style-name="P27"><text:span text:style-name="T1">Availability Zone </text:span><text:span text:style-name="T1">= </text:span><text:span text:style-name="T1">us-east-1a</text:span></text:p>
                </text:list-item>
                <text:list-item>
                  <text:p text:style-name="P7">volume snapshot = climate Linux (gsod)</text:p>
                </text:list-item>
              </text:list>
            </text:list-item>
            <text:list-item>
              <text:p text:style-name="P27"><text:span text:style-name="T1">there will be a screen that looks like this </text:span><text:span text:style-name="T4">KEEP IT</text:span><text:span text:style-name="T1">!</text:span></text:p>
              <text:list>
                <text:list-item>
                  <text:p text:style-name="P7">Linux Devices: /dev/sdf through /dev/sdp</text:p>
                  <text:p text:style-name="P27"><text:span text:style-name="T1">Note: Newer Linux kernels may rename your devices to </text:span><text:span text:style-name="T3">/dev/xvdf</text:span><text:span text:style-name="T1"> through /dev/xvdp internally, even when the device name entered here (and shown in the details) is /dev/sdf through /dev/sdp. </text:span></text:p>
                </text:list-item>
              </text:list>
            </text:list-item>
          </text:list>
        </text:list-item>
      </text:list>
      <text:list xml:id="list31567279" text:continue-list="list31572395" text:style-name="L1">
        <text:list-item>
          <text:p text:style-name="P2">How to mount a drive in terminal </text:p>
        </text:list-item>
      </text:list>
      <text:list xml:id="list3416316464872015798" text:style-name="L9">
        <text:list-item>
          <text:list>
            <text:list-item>
              <text:p text:style-name="P8">sudo mount <text:span text:style-name="T11">/dev/xvdf</text:span> /mnt</text:p>
              <text:list>
                <text:list-item>
                  <text:p text:style-name="P8">note /dev/xvdf came from the set up on the volume</text:p>
                </text:list-item>
              </text:list>
            </text:list-item>
          </text:list>
        </text:list-item>
      </text:list>
      <text:list xml:id="list31578397" text:continue-list="list31567279" text:style-name="L1">
        <text:list-item>
          <text:p text:style-name="P2">How to look at the data</text:p>
        </text:list-item>
      </text:list>
      <text:list xml:id="list7673268118808712865" text:style-name="L10">
        <text:list-item>
          <text:list>
            <text:list-item>
              <text:p text:style-name="P28"><text:span text:style-name="T1">ssh -i '</text:span><text:span text:style-name="T3">the directory to your .pem file (key pair)</text:span><text:span text:style-name="T1">'</text:span><text:span text:style-name="T1"> </text:span><text:span text:style-name="Internet_20_link"><text:span text:style-name="T1">ubuntu@ec2-54-224-58- 98.compute-1.amazonaws.com:/mnt</text:span></text:span></text:p>
              <text:list>
                <text:list-item>
                  <text:p text:style-name="P28"><text:soft-page-break/><text:span text:style-name="Internet_20_link"><text:span text:style-name="T1">note the <text:s/>ec2-54-224-58- 98.compute-1.amazonaws.com comes for the boot up of the server</text:span></text:span></text:p>
                </text:list-item>
              </text:list>
            </text:list-item>
          </text:list>
        </text:list-item>
      </text:list>
      <text:list xml:id="list31556948" text:continue-list="list31578397" text:style-name="L1">
        <text:list-item>
          <text:p text:style-name="P2">how to download the data from terminal</text:p>
        </text:list-item>
      </text:list>
      <text:list xml:id="list3644646541567921542" text:style-name="L11">
        <text:list-item>
          <text:list>
            <text:list-item>
              <text:p text:style-name="P29"><text:span text:style-name="T1">scp -i '</text:span><text:span text:style-name="T3">the directory to your .pem file (key pair)</text:span><text:span text:style-name="T1">' ubuntu@ec2-54-224-58- 98.compute-1.amazonaws.com:/mnt/ish-history.xls </text:span><text:span text:style-name="T3">.</text:span><text:span text:style-name="T1"> </text:span></text:p>
              <text:list>
                <text:list-item>
                  <text:p text:style-name="P29"><text:span text:style-name="T1">Note </text:span><text:span text:style-name="T1">Dont forget the dot </text:span><text:span text:style-name="T1">at the end</text:span></text:p>
                </text:list-item>
              </text:list>
            </text:list-item>
          </text:list>
        </text:list-item>
        <text:list-item>
          <text:p text:style-name="P29"><text:span text:style-name="T3">make sure you terminate the ec2 server when your done</text:span><text:span text:style-name="T1"> </text:span></text:p>
        </text:list-item>
      </text:list>
      <text:list xml:id="list31571550" text:continue-list="list31556948" text:style-name="L1">
        <text:list-item>
          <text:p text:style-name="P2">Elastic map reduce </text:p>
        </text:list-item>
      </text:list>
      <text:list xml:id="list2341913239476425685" text:style-name="L12">
        <text:list-item>
          <text:list>
            <text:list-item>
              <text:p text:style-name="P9">website:</text:p>
              <text:list>
                <text:list-item>
                  <text:p text:style-name="P30"><text:a xlink:type="simple" xlink:href="https://console.aws.amazon.com/elasticmapreduce/home?region=us-east-1#s=Home"><text:span text:style-name="T2">https://console.aws.amazon.com/elasticmapreduce/home?region=us-east-1#s=Hom</text:span></text:a><text:a xlink:type="simple" xlink:href="https://console.aws.amazon.com/elasticmapreduce/home?region=us-east-1#s=Home"><text:span text:style-name="T2">e</text:span></text:a></text:p>
                </text:list-item>
              </text:list>
            </text:list-item>
            <text:list-item>
              <text:p text:style-name="P9">create a new job flow</text:p>
              <text:list>
                <text:list-item>
                  <text:p text:style-name="P9">give it a name that you will know what you did </text:p>
                </text:list-item>
                <text:list-item>
                  <text:p text:style-name="P9">for the choose job type use pig program</text:p>
                </text:list-item>
                <text:list-item>
                  <text:p text:style-name="P30"><text:span text:style-name="T1">continue</text:span><text:span text:style-name="T1"> </text:span></text:p>
                </text:list-item>
              </text:list>
            </text:list-item>
            <text:list-item>
              <text:p text:style-name="P9">you have 2 options Execute a Pig Script and Interactive Pig Session</text:p>
              <text:list>
                <text:list-item>
                  <text:p text:style-name="P9">Execute a Pig Script</text:p>
                  <text:list>
                    <text:list-item>
                      <text:p text:style-name="P9"><text:bookmark text:name="wizard-2_jar-location"/>just worry about Script Location</text:p>
                      <text:list>
                        <text:list-item>
                          <text:p text:style-name="P9">this is for if you already have created a pig script and it is stored on s3 bucket</text:p>
                        </text:list-item>
                      </text:list>
                    </text:list-item>
                  </text:list>
                </text:list-item>
                <text:list-item>
                  <text:p text:style-name="P9">Interactive Pig Session</text:p>
                  <text:list>
                    <text:list-item>
                      <text:p text:style-name="P9">this is what you will use to develop your code</text:p>
                    </text:list-item>
                  </text:list>
                </text:list-item>
              </text:list>
            </text:list-item>
            <text:list-item>
              <text:p text:style-name="P9">this screen is to setup how many servers you want</text:p>
              <text:list>
                <text:list-item>
                  <text:p text:style-name="P30"><text:bookmark text:name="wizard-3_type-of-master-instance"/><text:span text:style-name="T1">Instance Type <text:tab/><text:tab/></text:span><text:span text:style-name="T1">small</text:span></text:p>
                </text:list-item>
                <text:list-item>
                  <text:p text:style-name="P30"><text:bookmark text:name="wizard-3_type-of-master-instance1"/><text:span text:style-name="T1">Instance Count<text:tab/></text:span><text:span text:style-name="T3">2</text:span></text:p>
                </text:list-item>
                <text:list-item>
                  <text:p text:style-name="P30"><text:bookmark text:name="wizard-3_type-of-master-instance2"/><text:span text:style-name="T1">Instance Type<text:tab/><text:tab/></text:span><text:span text:style-name="T1">small</text:span></text:p>
                </text:list-item>
                <text:list-item>
                  <text:p text:style-name="P9"><text:bookmark text:name="wizard-3_type-of-master-instance3"/>Instance Count<text:tab/>0</text:p>
                </text:list-item>
                <text:list-item>
                  <text:p text:style-name="P30"><text:bookmark text:name="wizard-3_type-of-master-instance4"/><text:span text:style-name="T1">Instance Type<text:tab/><text:tab/></text:span><text:span text:style-name="T1">small</text:span></text:p>
                  <text:list>
                    <text:list-item>
                      <text:p text:style-name="P9">note the 2 highlighted</text:p>
                      <text:list>
                        <text:list-item>
                          <text:p text:style-name="P9">this is how many servers will be used</text:p>
                        </text:list-item>
                        <text:list-item>
                          <text:p text:style-name="P9">max is 19</text:p>
                        </text:list-item>
                      </text:list>
                    </text:list-item>
                  </text:list>
                </text:list-item>
              </text:list>
            </text:list-item>
            <text:list-item>
              <text:p text:style-name="P9"><text:bookmark text:name="wizard-3_key-pair"/>advanced options</text:p>
              <text:list>
                <text:list-item>
                  <text:p text:style-name="P9">Amazon EC2 Key Pair</text:p>
                  <text:list>
                    <text:list-item>
                      <text:p text:style-name="P9">this will be your .pem (usypolt)</text:p>
                    </text:list-item>
                  </text:list>
                </text:list-item>
              </text:list>
            </text:list-item>
            <text:list-item>
              <text:p text:style-name="P9">bootstrap options </text:p>
              <text:list>
                <text:list-item>
                  <text:p text:style-name="P9">no bootstrap need</text:p>
                </text:list-item>
              </text:list>
            </text:list-item>
            <text:list-item>
              <text:p text:style-name="P9">review and start</text:p>
            </text:list-item>
            <text:list-item>
              <text:p text:style-name="P9">this will take a few minutes (about 10)</text:p>
              <text:list>
                <text:list-item>
                  <text:p text:style-name="P9">you will need the ec2 address </text:p>
                  <text:list>
                    <text:list-item>
                      <text:p text:style-name="P30"><text:span text:style-name="T1">ex: </text:span><text:span text:style-name="T1">ec2-23-20-88-98.compute-1.amazonaws.com</text:span></text:p>
                    </text:list-item>
                  </text:list>
                </text:list-item>
              </text:list>
            </text:list-item>
          </text:list>
        </text:list-item>
      </text:list>
      <text:list xml:id="list31571627" text:continue-list="list31571550" text:style-name="L1">
        <text:list-item>
          <text:p text:style-name="P2">connecting to your servers </text:p>
        </text:list-item>
      </text:list>
      <text:list xml:id="list7539229251645851180" text:style-name="L13">
        <text:list-item>
          <text:list>
            <text:list-item>
              <text:p text:style-name="P31"><text:span text:style-name="Internet_20_link"><text:span text:style-name="T1">inside of terminal</text:span></text:span></text:p>
              <text:list>
                <text:list-item>
                  <text:p text:style-name="P31"><text:span text:style-name="Internet_20_link"><text:span text:style-name="T1">cd (to where your .pem files are)</text:span></text:span></text:p>
                </text:list-item>
                <text:list-item>
                  <text:p text:style-name="P31"><text:span text:style-name="Internet_20_link"><text:span text:style-name="T1">ssh -i usypolt.pem </text:span></text:span><text:a xlink:type="simple" xlink:href="mailto:hadoop@ec2-23-20-88-98.compute-1.amazonaws.com"><text:span text:style-name="Internet_20_link"><text:span text:style-name="T7">hadoop@</text:span></text:span></text:a><text:a xlink:type="simple" xlink:href="mailto:hadoop@ec2-23-20-88-98.compute-1.amazonaws.com"><text:span text:style-name="Internet_20_link"><text:span text:style-name="T1">ec2-23-20-88-98.compute-1.amazonaws.com</text:span></text:span></text:a></text:p>
                  <text:list>
                    <text:list-item>
                      <text:p text:style-name="P31"><text:soft-page-break/><text:span text:style-name="Internet_20_link"><text:span text:style-name="T1">note <text:s/>the ec2 is from the elastic map reduce</text:span></text:span></text:p>
                    </text:list-item>
                  </text:list>
                </text:list-item>
                <text:list-item>
                  <text:p text:style-name="P31"><text:span text:style-name="Internet_20_link"><text:span text:style-name="T1">it will ask you if you want to continue type yes</text:span></text:span></text:p>
                </text:list-item>
              </text:list>
            </text:list-item>
          </text:list>
        </text:list-item>
      </text:list>
      <text:list xml:id="list31575621" text:continue-list="list31571627" text:style-name="L1">
        <text:list-item>
          <text:p text:style-name="P15">inside of your servers</text:p>
        </text:list-item>
      </text:list>
      <text:list xml:id="list9149060945676348443" text:style-name="L14">
        <text:list-item>
          <text:list>
            <text:list-item>
              <text:p text:style-name="P16">type pig </text:p>
            </text:list-item>
          </text:list>
        </text:list-item>
      </text:list>
      <text:list xml:id="list31552998" text:continue-list="list31575621" text:style-name="L1">
        <text:list-item>
          <text:p text:style-name="P15">inside pig </text:p>
        </text:list-item>
      </text:list>
      <text:list xml:id="list5545704313722571409" text:style-name="L15">
        <text:list-item>
          <text:list>
            <text:list-item>
              <text:p text:style-name="P32">here is where you try your code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CS440<text:tab/>Final Project<text:tab/>Uriah Sypol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20:44:11</meta:creation-date>
    <dc:date>2013-05-03T11:42:07.15</dc:date>
    <meta:editing-duration>PT3H23M58S</meta:editing-duration>
    <meta:editing-cycles>3</meta:editing-cycles>
    <meta:generator>OpenOffice.org/3.4.1$Win32 OpenOffice.org_project/341m1$Build-9593</meta:generator>
    <meta:document-statistic meta:table-count="0" meta:image-count="0" meta:object-count="0" meta:page-count="5" meta:paragraph-count="152" meta:word-count="1442" meta:character-count="7743"/>
    <dc:creator>Uriah Sypolt</dc:creator>
  </office:meta>
</office:document-meta>
</file>